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Form.getAccount( Account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setMyListOp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LangP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baseValidate( ActionErrors errors ,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ountForm.isMyListO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Accoun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setBannerOp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Fav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AccountForm(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ountForm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setLangPref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isBannerO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setFavCategor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Form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